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f7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me.</text:p>
      <text:p text:style-name="Standard">Perhaps there is a danggolly good reason for th<text:span text:style-name="T1">ose</text:span>, but I cannot imagine what it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1:34:27.16</meta:creation-date>
    <dc:date>2014-04-19T18:51:05.509748934</dc:date>
    <meta:editing-duration>PT1M25S</meta:editing-duration>
    <meta:editing-cycles>1</meta:editing-cycles>
    <meta:generator>LibreOffice/4.1.3.2$Linux_x86 LibreOffice_project/410m0$Build-2</meta:generator>
    <meta:document-statistic meta:table-count="0" meta:image-count="0" meta:object-count="0" meta:page-count="1" meta:paragraph-count="2" meta:word-count="17" meta:character-count="91" meta:non-whitespace-character-count="76"/>
  </office:meta>
</office:document-meta>
</file>